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850000008D10EC6D4679C65316.jpg" manifest:media-type="image/jpeg"/>
  <manifest:file-entry manifest:full-path="Pictures/10000200000001DC000000A6EC8D300C9CB9B74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size="12pt" style:font-size-asian="12pt" style:font-size-complex="12pt"/>
    </style:style>
    <style:style style:name="P2"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P3"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P4" style:family="paragraph" style:parent-style-name="Standard">
      <style:paragraph-properties fo:margin-top="0cm" fo:margin-bottom="0cm" loext:contextual-spacing="false" fo:line-height="100%" fo:text-align="center" style:justify-single-word="false" fo:orphans="0" fo:widows="0" fo:padding="0cm" fo:border="none"/>
    </style:style>
    <style:style style:name="P5" style:family="paragraph" style:parent-style-name="Standard">
      <style:paragraph-properties fo:margin-top="0cm" fo:margin-bottom="0cm" loext:contextual-spacing="false" fo:line-height="100%" fo:orphans="0" fo:widows="0" fo:padding="0cm" fo:border="none"/>
    </style:style>
    <style:style style:name="P6" style:family="paragraph" style:parent-style-name="Standard">
      <style:paragraph-properties fo:margin-top="0cm" fo:margin-bottom="0cm" loext:contextual-spacing="false" fo:line-height="100%">
        <style:tab-stops>
          <style:tab-stop style:position="5.463cm"/>
        </style:tab-stops>
      </style:paragraph-properties>
    </style:style>
    <style:style style:name="P7"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P8"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officeooo:rsid="001e1365" officeooo:paragraph-rsid="001e1365" style:font-size-asian="10pt" style:font-weight-asian="bold" style:font-size-complex="10pt" style:font-weight-complex="bold"/>
    </style:style>
    <style:style style:name="P9" style:family="paragraph" style:parent-style-name="Heading_20_2">
      <style:text-properties fo:color="#000000"/>
    </style:style>
    <style:style style:name="P10" style:family="paragraph" style:parent-style-name="Heading_20_2">
      <style:text-properties fo:color="#000000" officeooo:paragraph-rsid="002d20dd"/>
    </style:style>
    <style:style style:name="P11" style:family="paragraph" style:parent-style-name="Heading_20_3">
      <style:text-properties fo:color="#000000"/>
    </style:style>
    <style:style style:name="P12" style:family="paragraph" style:parent-style-name="Heading_20_3">
      <style:text-properties fo:color="#000000" officeooo:paragraph-rsid="00270d79"/>
    </style:style>
    <style:style style:name="P13" style:family="paragraph" style:parent-style-name="Text_20_body">
      <style:text-properties fo:color="#000000"/>
    </style:style>
    <style:style style:name="P14" style:family="paragraph" style:parent-style-name="Heading_20_1" style:master-page-name="Standard">
      <style:paragraph-properties style:page-number="auto">
        <style:tab-stops>
          <style:tab-stop style:position="5.463cm"/>
        </style:tab-stops>
      </style:paragraph-properties>
      <style:text-properties fo:color="#000000" fo:language="en" fo:country="US"/>
    </style:style>
    <style:style style:name="P15" style:family="paragraph" style:parent-style-name="Header">
      <style:paragraph-properties fo:margin-top="0.423cm" fo:margin-bottom="0cm" loext:contextual-spacing="false" fo:text-align="center" style:justify-single-word="false"/>
      <style:text-properties fo:font-size="12pt" fo:language="en" fo:country="US" fo:font-weight="bold" style:font-size-asian="12pt" style:font-weight-asian="bold" style:font-name-complex="Calibri1" style:font-size-complex="12pt" style:font-weight-complex="bold"/>
    </style:style>
    <style:style style:name="P16" style:family="paragraph" style:parent-style-name="Standard">
      <style:paragraph-properties fo:margin-top="0cm" fo:margin-bottom="0cm" loext:contextual-spacing="false" fo:line-height="100%" fo:text-align="center" style:justify-single-word="false" fo:orphans="0" fo:widows="0" fo:padding="0cm" fo:border="none"/>
      <style:text-properties fo:font-variant="small-caps" fo:color="#000000" style:font-name="Aptos Display" fo:font-size="18pt" fo:font-weight="bold" style:font-name-asian="Cambria1" style:font-size-asian="18pt" style:font-weight-asian="bold" style:font-name-complex="Cambria1" style:font-size-complex="18pt"/>
    </style:style>
    <style:style style:name="P17" style:family="paragraph" style:parent-style-name="Standard">
      <style:paragraph-properties fo:margin-top="0cm" fo:margin-bottom="0cm" loext:contextual-spacing="false" fo:line-height="100%" fo:text-align="center" style:justify-single-word="false" fo:orphans="0" fo:widows="0" fo:padding="0cm" fo:border="none"/>
      <style:text-properties fo:color="#000000" style:font-name="Aptos Display" fo:font-size="7pt" style:font-name-asian="Cambria1" style:font-size-asian="7pt" style:font-name-complex="Cambria1" style:font-size-complex="7pt"/>
    </style:style>
    <style:style style:name="P18" style:family="paragraph" style:parent-style-name="Standard">
      <style:paragraph-properties fo:margin-top="0cm" fo:margin-bottom="0cm" loext:contextual-spacing="false" fo:line-height="100%" fo:text-align="center" style:justify-single-word="false" fo:orphans="0" fo:widows="0" fo:padding="0cm" fo:border="none"/>
      <style:text-properties fo:color="#000000" style:font-name="Aptos Display" fo:font-size="8pt" style:font-name-asian="Cambria1" style:font-size-asian="8pt" style:font-name-complex="Cambria1" style:font-size-complex="8pt"/>
    </style:style>
    <style:style style:name="P19" style:family="paragraph" style:parent-style-name="Standard">
      <style:paragraph-properties fo:margin-top="0cm" fo:margin-bottom="0cm" loext:contextual-spacing="false" fo:line-height="100%" fo:text-align="center" style:justify-single-word="false" fo:orphans="0" fo:widows="0" fo:padding="0cm" fo:border="none"/>
      <style:text-properties style:font-name="Aptos Display" fo:font-size="15pt" style:font-name-asian="Cambria1" style:font-size-asian="15pt" style:font-name-complex="Cambria1" style:font-size-complex="15pt"/>
    </style:style>
    <style:style style:name="P20"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P21" style:family="paragraph" style:parent-style-name="Standard">
      <style:paragraph-properties>
        <style:tab-stops>
          <style:tab-stop style:position="5.463cm"/>
        </style:tab-stops>
      </style:paragraph-properties>
      <style:text-properties fo:color="#000000" fo:language="en" fo:country="U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text-properties fo:color="#000000"/>
    </style:style>
    <style:style style:name="P25" style:family="paragraph" style:parent-style-name="Text_20_body" style:list-style-name="L3">
      <style:text-properties fo:color="#000000" officeooo:paragraph-rsid="00270d79"/>
    </style:style>
    <style:style style:name="P26" style:family="paragraph" style:parent-style-name="Text_20_body" style:list-style-name="L4">
      <style:text-properties fo:color="#000000"/>
    </style:style>
    <style:style style:name="P27" style:family="paragraph" style:parent-style-name="Text_20_body" style:list-style-name="L5">
      <style:text-properties fo:color="#000000"/>
    </style:style>
    <style:style style:name="P28" style:family="paragraph" style:parent-style-name="Text_20_body" style:list-style-name="L6">
      <style:text-properties fo:color="#000000"/>
    </style:style>
    <style:style style:name="P29" style:family="paragraph" style:parent-style-name="Text_20_body" style:list-style-name="L7">
      <style:text-properties fo:color="#000000"/>
    </style:style>
    <style:style style:name="P30" style:family="paragraph" style:parent-style-name="Text_20_body" style:list-style-name="L8">
      <style:text-properties fo:color="#000000"/>
    </style:style>
    <style:style style:name="P31" style:family="paragraph" style:parent-style-name="Text_20_body" style:list-style-name="L9">
      <style:text-properties fo:color="#000000"/>
    </style:style>
    <style:style style:name="P32" style:family="paragraph" style:parent-style-name="Text_20_body" style:list-style-name="L10">
      <style:text-properties fo:color="#000000"/>
    </style:style>
    <style:style style:name="P33" style:family="paragraph" style:parent-style-name="Text_20_body" style:list-style-name="L11">
      <style:text-properties fo:color="#000000"/>
    </style:style>
    <style:style style:name="P34" style:family="paragraph" style:parent-style-name="Text_20_body" style:list-style-name="L12">
      <style:text-properties fo:color="#000000"/>
    </style:style>
    <style:style style:name="P35" style:family="paragraph" style:parent-style-name="Text_20_body" style:list-style-name="L12"/>
    <style:style style:name="T1" style:family="text">
      <style:text-properties fo:font-size="10pt" fo:language="en" fo:country="US" style:font-size-asian="10pt" style:font-size-complex="10pt"/>
    </style:style>
    <style:style style:name="T2" style:family="text">
      <style:text-properties fo:font-size="10pt" fo:language="en" fo:country="US" fo:font-weight="bold" style:font-size-asian="10pt" style:font-weight-asian="bold" style:font-size-complex="10pt" style:font-weight-complex="bold"/>
    </style:style>
    <style:style style:name="T3" style:family="text">
      <style:text-properties fo:font-size="10pt" fo:language="en" fo:country="US" fo:font-weight="bold" officeooo:rsid="001e1365" style:font-size-asian="10pt" style:font-weight-asian="bold" style:font-size-complex="10pt" style:font-weight-complex="bold"/>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fo:font-size="9pt" fo:language="en" fo:country="US" style:font-size-asian="9pt" style:font-size-complex="9pt"/>
    </style:style>
    <style:style style:name="T7" style:family="text">
      <style:text-properties fo:font-size="8pt" fo:language="en" fo:country="US" style:font-size-asian="8pt" style:font-size-complex="8pt"/>
    </style:style>
    <style:style style:name="T8" style:family="text">
      <style:text-properties fo:color="#000000"/>
    </style:style>
    <style:style style:name="T9" style:family="text">
      <style:text-properties fo:color="#000000" style:font-name="Aptos Display" fo:font-size="7pt" style:font-name-asian="Cambria1" style:font-size-asian="7pt" style:font-name-complex="Cambria1" style:font-size-complex="7pt"/>
    </style:style>
    <style:style style:name="T10" style:family="text">
      <style:text-properties style:font-name="Aptos Display" fo:font-size="7pt" style:font-name-asian="Cambria1" style:font-size-asian="7pt" style:font-name-complex="Cambria1" style:font-size-complex="7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Software Configuration Management Using Google Cloud Services</text:h>
      <text:h text:style-name="P9" text:outline-level="2">Version Control and Build Management</text:h>
      <text:h text:style-name="P11" text:outline-level="3">Abstract</text:h>
      <text:p text:style-name="P13">Software Configuration Management (SCM) plays a critical role in modern software engineering by providing systematic control over changes made to software assets during the development lifecycle. These assets include source code, configuration data, build definitions, test artifacts, and release packages. This report presents a case study on adopting SCM practices using Google Cloud Platform (GCP), with particular emphasis on version control and build management. By leveraging Google Cloud Source Repositories, Cloud Build, and Artifact Registry, GCP offers a reliable, scalable, and cloud-native environment to manage software versions and automate build processes efficiently.</text:p>
      <text:h text:style-name="P9" text:outline-level="2"/>
      <text:h text:style-name="P9" text:outline-level="2">1. Introduction</text:h>
      <text:p text:style-name="P13">Software systems continuously evolve due to changing user requirements, defect corrections, and performance optimizations. Managing these ongoing modifications without a structured approach often results in version conflicts, accidental overwrites, and unstable releases. Manual handling of changes becomes increasingly impractical as project size and team collaboration grow.</text:p>
      <text:p text:style-name="P13">Software Configuration Management addresses these challenges by introducing controlled mechanisms to track, manage, and verify changes throughout the software lifecycle. With the widespread adoption of cloud computing, SCM tools have shifted from traditional local infrastructures to cloud-based solutions. Google Cloud Platform provides integrated services that support collaborative development, automated builds, and secure artifact storage, making it a suitable platform for implementing SCM practices.</text:p>
      <text:h text:style-name="P9" text:outline-level="2"><text:soft-page-break/>2. Fundamentals of Software Configuration Management</text:h>
      <text:p text:style-name="P13">Software Configuration Management involves identifying software components, controlling their evolution, and maintaining accurate records of changes. The primary SCM activities include:</text:p>
      <text:list xml:id="list2005726605" text:style-name="L1">
        <text:list-item>
          <text:p text:style-name="P22"><text:span text:style-name="Strong_20_Emphasis"><text:span text:style-name="T8">Configuration Identification</text:span></text:span><text:span text:style-name="T8"> – Determining which software items require management</text:span></text:p>
        </text:list-item>
        <text:list-item>
          <text:p text:style-name="P22"><text:span text:style-name="Strong_20_Emphasis"><text:span text:style-name="T8">Configuration Control</text:span></text:span><text:span text:style-name="T8"> – Regulating changes through formal approval and versioning mechanisms</text:span></text:p>
        </text:list-item>
        <text:list-item>
          <text:p text:style-name="P22"><text:span text:style-name="Strong_20_Emphasis"><text:span text:style-name="T8">Configuration Status Accounting</text:span></text:span><text:span text:style-name="T8"> – Recording and reporting the status of configuration items</text:span></text:p>
        </text:list-item>
        <text:list-item>
          <text:p text:style-name="P22"><text:span text:style-name="Strong_20_Emphasis"><text:span text:style-name="T8">Configuration Auditing</text:span></text:span><text:span text:style-name="T8"> – Verifying that software builds conform to defined requirements</text:span></text:p>
        </text:list-item>
      </text:list>
      <text:p text:style-name="P13">Among these activities, version control and build management are the most frequently applied in real-world development environments and form the core focus of this case study.</text:p>
      <text:h text:style-name="P9" text:outline-level="2"/>
      <text:h text:style-name="P9" text:outline-level="2">3. Google Cloud Platform for SCM Implementation</text:h>
      <text:p text:style-name="P13">Google Cloud Platform can be effectively used as an SCM solution due to its collection of tightly integrated services that support source management, automation, and deployment.</text:p>
      <text:p text:style-name="P13">Key GCP services used in this context include:</text:p>
      <text:list xml:id="list2196985244" text:style-name="L2">
        <text:list-item>
          <text:p text:style-name="P23"><text:span text:style-name="Strong_20_Emphasis"><text:span text:style-name="T8">Google Cloud Source Repositories</text:span></text:span><text:span text:style-name="T8"> for managing source code versions</text:span></text:p>
        </text:list-item>
        <text:list-item>
          <text:p text:style-name="P23"><text:span text:style-name="Strong_20_Emphasis"><text:span text:style-name="T8">Cloud Build</text:span></text:span><text:span text:style-name="T8"> for automated build and integration processes</text:span></text:p>
        </text:list-item>
        <text:list-item>
          <text:p text:style-name="P23"><text:span text:style-name="Strong_20_Emphasis"><text:span text:style-name="T8">Artifact Registry</text:span></text:span><text:span text:style-name="T8"> for storing compiled outputs and packages</text:span></text:p>
        </text:list-item>
        <text:list-item>
          <text:p text:style-name="P23"><text:span text:style-name="Strong_20_Emphasis"><text:span text:style-name="T8">Identity and Access Management (IAM)</text:span></text:span><text:span text:style-name="T8"> for enforcing access control and security policies</text:span></text:p>
        </text:list-item>
      </text:list>
      <text:p text:style-name="P13"><text:soft-page-break/>Together, these services enable an end-to-end SCM workflow, from code modification to final build release.</text:p>
      <text:h text:style-name="P9" text:outline-level="2"/>
      <text:h text:style-name="P9" text:outline-level="2">4. Version Control on Google Cloud</text:h>
      <text:h text:style-name="P11" text:outline-level="3">4.1 Concept of Version Control</text:h>
      <text:p text:style-name="P13">Version control is the process of systematically tracking changes made to software artifacts over time. Each modification is recorded, allowing teams to maintain a history of changes and restore earlier versions when necessary. This practice improves accountability and collaboration among developers.</text:p>
      <text:p text:style-name="P13">Version control systems provide clear answers to key questions:</text:p>
      <text:list xml:id="list261472667" text:style-name="L3">
        <text:list-item>
          <text:p text:style-name="P24">What modifications were introduced?</text:p>
        </text:list-item>
        <text:list-item>
          <text:p text:style-name="P24">Who implemented the changes?</text:p>
        </text:list-item>
        <text:list-item>
          <text:p text:style-name="P24">When were the updates performed?</text:p>
        </text:list-item>
        <text:list-item>
          <text:p text:style-name="P25">What was the purpose of the change?</text:p>
        </text:list-item>
      </text:list>
      <text:h text:style-name="P12" text:outline-level="3"/>
      <text:h text:style-name="P12" text:outline-level="3">4.2 Google Cloud Source Repositories</text:h>
      <text:p text:style-name="P13">Google Cloud Source Repositories (CSR) is a fully managed, Git-based service that enables teams to store and manage source code securely in the cloud. Its main capabilities include:</text:p>
      <text:list xml:id="list2852283714" text:style-name="L4">
        <text:list-item>
          <text:p text:style-name="P26">Distributed version control using Git</text:p>
        </text:list-item>
        <text:list-item>
          <text:p text:style-name="P26">Fine-grained access control through IAM</text:p>
        </text:list-item>
        <text:list-item>
          <text:p text:style-name="P26">Support for branching and merging workflows</text:p>
        </text:list-item>
        <text:list-item>
          <text:p text:style-name="P26">Seamless integration with Cloud Build for automation</text:p>
        </text:list-item>
      </text:list>
      <text:h text:style-name="P11" text:outline-level="3"><text:soft-page-break/></text:h>
      <text:h text:style-name="P11" text:outline-level="3">4.3 Version Control Workflow</text:h>
      <text:p text:style-name="P13">A typical workflow using CSR includes the following steps:</text:p>
      <text:list xml:id="list121480889" text:style-name="L5">
        <text:list-item>
          <text:p text:style-name="P27">Developers clone the remote repository to their local environment</text:p>
        </text:list-item>
        <text:list-item>
          <text:p text:style-name="P27">Code or configuration files are modified as required</text:p>
        </text:list-item>
        <text:list-item>
          <text:p text:style-name="P27">Changes are committed, creating a new revision</text:p>
        </text:list-item>
        <text:list-item>
          <text:p text:style-name="P27">Branches are used to support parallel feature development</text:p>
        </text:list-item>
        <text:list-item>
          <text:p text:style-name="P27">Earlier versions remain accessible for auditing or rollback</text:p>
        </text:list-item>
      </text:list>
      <text:p text:style-name="P13">For example, correcting a defect or enhancing functionality results in a new version update (such as transitioning from version 1.0 to 1.1). In this way, version control ensures structured management of software evolution.</text:p>
      <text:p text:style-name="P13"/>
      <text:h text:style-name="P9" text:outline-level="2">5. Build Management Using Google Cloud</text:h>
      <text:h text:style-name="P11" text:outline-level="3">5.1 Understanding Build Management</text:h>
      <text:p text:style-name="P13">Build management focuses on assembling updated code and new features into a complete, testable, and deployable software product. It defines how individual components are compiled, integrated, and packaged into a release.</text:p>
      <text:p text:style-name="P13">Build management addresses essential questions such as:</text:p>
      <text:list xml:id="list4263170980" text:style-name="L6">
        <text:list-item>
          <text:p text:style-name="P28">How are newly developed features combined with existing code?</text:p>
        </text:list-item>
        <text:list-item>
          <text:p text:style-name="P28">How is the application compiled and validated?</text:p>
        </text:list-item>
        <text:list-item>
          <text:p text:style-name="P28">How is a final release generated?</text:p>
        </text:list-item>
      </text:list>
      <text:h text:style-name="P11" text:outline-level="3"/>
      <text:h text:style-name="P11" text:outline-level="3">5.2 Cloud Build Service</text:h>
      <text:p text:style-name="P13">Cloud Build is a serverless continuous integration service offered by Google Cloud. It automates the process of transforming source code into executable applications or container images. Cloud Build supports tasks such as:</text:p>
      <text:list xml:id="list1529516274" text:style-name="L7">
        <text:list-item>
          <text:p text:style-name="P29"><text:soft-page-break/>Compiling application source code</text:p>
        </text:list-item>
        <text:list-item>
          <text:p text:style-name="P29">Running automated tests</text:p>
        </text:list-item>
        <text:list-item>
          <text:p text:style-name="P29">Integrating recent changes</text:p>
        </text:list-item>
        <text:list-item>
          <text:p text:style-name="P29">Producing deployable build artifacts</text:p>
        </text:list-item>
      </text:list>
      <text:h text:style-name="P11" text:outline-level="3"/>
      <text:h text:style-name="P11" text:outline-level="3">5.3 Automated Build Process</text:h>
      <text:p text:style-name="Text_20_body"><text:span text:style-name="T8">Build instructions are defined in a </text:span><text:span text:style-name="Source_20_Text"><text:span text:style-name="T8">cloudbuild.yaml</text:span></text:span><text:span text:style-name="T8"> configuration file stored within the source repository. By version-controlling the build configuration, consistency and repeatability are ensured.</text:span></text:p>
      <text:p text:style-name="P13">Common build stages include:</text:p>
      <text:list xml:id="list2930525082" text:style-name="L8">
        <text:list-item>
          <text:p text:style-name="P30">Retrieving source code from the repository</text:p>
        </text:list-item>
        <text:list-item>
          <text:p text:style-name="P30">Compiling the modified application</text:p>
        </text:list-item>
        <text:list-item>
          <text:p text:style-name="P30">Integrating new features</text:p>
        </text:list-item>
        <text:list-item>
          <text:p text:style-name="P30">Executing automated test suites</text:p>
        </text:list-item>
        <text:list-item>
          <text:p text:style-name="P30">Packaging the final build output</text:p>
        </text:list-item>
      </text:list>
      <text:h text:style-name="P11" text:outline-level="3"/>
      <text:h text:style-name="P11" text:outline-level="3">5.4 Artifact Registry</text:h>
      <text:p text:style-name="P13">Artifact Registry is used to store and manage the outputs generated by Cloud Build, such as binaries or container images. Each stored artifact is associated with a specific source version, enabling complete traceability from code change to released build.</text:p>
      <text:p text:style-name="P13">As a result, build management on Google Cloud ensures that new functionality is reliably integrated into a deployable software package.</text:p>
      <text:p text:style-name="P13"/>
      <text:h text:style-name="P9" text:outline-level="2"><text:soft-page-break/>6. SCM Workflow on Google Cloud</text:h>
      <text:p text:style-name="P13">A standard SCM workflow implemented on Google Cloud typically follows these steps:</text:p>
      <text:list xml:id="list1104699793" text:style-name="L9">
        <text:list-item>
          <text:p text:style-name="P31">Developers commit code changes to the source repository</text:p>
        </text:list-item>
        <text:list-item>
          <text:p text:style-name="P31">New features are merged into the main branch</text:p>
        </text:list-item>
        <text:list-item>
          <text:p text:style-name="P31">Cloud Build is automatically triggered</text:p>
        </text:list-item>
        <text:list-item>
          <text:p text:style-name="P31">The application is built and tested</text:p>
        </text:list-item>
        <text:list-item>
          <text:p text:style-name="P31">Build artifacts are stored and prepared for release</text:p>
        </text:list-item>
      </text:list>
      <text:p text:style-name="P13">This automated pipeline improves consistency, reduces manual errors, and enhances overall development efficiency.</text:p>
      <text:h text:style-name="P9" text:outline-level="2"/>
      <text:h text:style-name="P9" text:outline-level="2">7. Security and Access Management</text:h>
      <text:p text:style-name="P13">Google Cloud enforces security through Identity and Access Management (IAM), which regulates permissions for accessing repositories, triggering builds, and managing artifacts. By restricting operations to authorized users only, IAM strengthens configuration control and protects software assets from unauthorized changes.</text:p>
      <text:p text:style-name="P13"/>
      <text:h text:style-name="P9" text:outline-level="2">8. Benefits of Using Google Cloud for SCM</text:h>
      <text:list xml:id="list1323010686" text:style-name="L10">
        <text:list-item>
          <text:p text:style-name="P32">Secure and centralized source code management</text:p>
        </text:list-item>
        <text:list-item>
          <text:p text:style-name="P32">Automated build and integration workflows</text:p>
        </text:list-item>
        <text:list-item>
          <text:p text:style-name="P32">High scalability and reliability</text:p>
        </text:list-item>
        <text:list-item>
          <text:p text:style-name="P32">Improved traceability and auditability</text:p>
        </text:list-item>
        <text:list-item>
          <text:p text:style-name="P32">Strong support for DevOps and CI/CD practices</text:p>
          <text:p text:style-name="P32"/>
        </text:list-item>
      </text:list>
      <text:h text:style-name="P9" text:outline-level="2"><text:soft-page-break/>9. Limitations and Challenges</text:h>
      <text:list xml:id="list3483739600" text:style-name="L11">
        <text:list-item>
          <text:p text:style-name="P33">Initial learning curve for cloud-based tools</text:p>
        </text:list-item>
        <text:list-item>
          <text:p text:style-name="P33">Dependence on internet connectivity and cloud services</text:p>
        </text:list-item>
        <text:list-item>
          <text:p text:style-name="P33">Cost considerations for large-scale or long-running projects</text:p>
        </text:list-item>
      </text:list>
      <text:h text:style-name="P9" text:outline-level="2"/>
      <text:h text:style-name="P9" text:outline-level="2">10. Conclusion</text:h>
      <text:p text:style-name="P13">This case study demonstrates that Google Cloud Platform provides a robust and modern environment for implementing Software Configuration Management. In this approach, version control ensures systematic tracking of software changes, while build management automates the integration of new features into stable, deployable releases. By utilizing Google Cloud Source Repositories, Cloud Build, and Artifact Registry, organizations can achieve secure, automated, and scalable SCM practices aligned with contemporary software development needs.</text:p>
      <text:h text:style-name="P10" text:outline-level="2"/>
      <text:h text:style-name="P10" text:outline-level="2">References</text:h>
      <text:list xml:id="list2401114592" text:style-name="L12">
        <text:list-item>
          <text:p text:style-name="P35"><text:span text:style-name="T8">Pressman, R. S., </text:span><text:span text:style-name="Emphasis"><text:span text:style-name="T8">Software Engineering: A Practitioner’s Approach</text:span></text:span></text:p>
        </text:list-item>
        <text:list-item>
          <text:p text:style-name="P34">IEEE Standard 828 – Software Configuration Management</text:p>
        </text:list-item>
        <text:list-item>
          <text:p text:style-name="P34">Google Cloud Documentation – Cloud Build</text:p>
        </text:list-item>
        <text:list-item>
          <text:p text:style-name="P34">Google Cloud Documentation – Cloud Source Repositories</text:p>
        </text:list-item>
      </text:list>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keep-together="always" fo:keep-with-next="always"/>
      <style:text-properties fo:color="#365f91" style:font-name="Cambria" fo:font-family="Cambria"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keep-together="always" fo:keep-with-next="always"/>
      <style:text-properties fo:color="#365f91"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365f91"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365f91"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keep-together="always" fo:keep-with-next="always"/>
      <style:text-properties fo:color="#272727"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keep-together="always" fo:keep-with-next="always"/>
      <style:text-properties fo:color="#272727"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fo:line-height="100%"/>
      <style:text-properties style:font-name="Cambria" fo:font-family="Cambria"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95959" fo:font-size="14pt" fo:letter-spacing="0.026cm"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365f91" fo:border-bottom="0.51pt solid #365f91"/>
      <style:text-properties fo:color="#365f91"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_20_Char" style:display-name="Heading 3 Char" style:family="text" style:parent-style-name="Default_20_Paragraph_20_Font">
      <style:text-properties fo:color="#365f91"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_20_Char" style:display-name="Heading 4 Char" style:family="text" style:parent-style-name="Default_20_Paragraph_20_Font">
      <style:text-properties fo:color="#365f91"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26cm"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365f91" fo:font-style="italic" style:font-style-asian="italic" style:font-style-complex="italic"/>
    </style:style>
    <style:style style:name="Intense_20_Quote_20_Char" style:display-name="Intense Quote Char" style:family="text" style:parent-style-name="Default_20_Paragraph_20_Font">
      <style:text-properties fo:color="#365f91" fo:font-style="italic" style:font-style-asian="italic" style:font-style-complex="italic"/>
    </style:style>
    <style:style style:name="Intense_20_Reference" style:display-name="Intense Reference" style:family="text" style:parent-style-name="Default_20_Paragraph_20_Font">
      <style:text-properties fo:font-variant="small-caps" fo:color="#365f91"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464cm" fo:margin-top="0cm" fo:margin-bottom="0cm" table:align="center"/>
    </style:style>
    <style:style style:name="Table2.A" style:family="table-column">
      <style:table-column-properties style:column-width="18.464cm"/>
    </style:style>
    <style:style style:name="Table2.1" style:family="table-row">
      <style:table-row-properties style:min-row-height="2.244cm" fo:keep-together="auto"/>
    </style:style>
    <style:style style:name="Table2.A1" style:family="table-cell">
      <style:table-cell-properties fo:padding-left="0.191cm" fo:padding-right="0.191cm" fo:padding-top="0cm" fo:padding-bottom="0cm" fo:border="0.5pt solid #000000"/>
    </style:style>
    <style:style style:name="Table1" style:family="table">
      <style:table-properties style:width="17.224cm" fo:margin-top="0cm" fo:margin-bottom="0cm" table:align="center" style:may-break-between-rows="false" style:writing-mode="lr-tb"/>
    </style:style>
    <style:style style:name="Table1.A" style:family="table-column">
      <style:table-column-properties style:column-width="2.409cm"/>
    </style:style>
    <style:style style:name="Table1.B" style:family="table-column">
      <style:table-column-properties style:column-width="12.779cm"/>
    </style:style>
    <style:style style:name="Table1.C" style:family="table-column">
      <style:table-column-properties style:column-width="2.036cm"/>
    </style:style>
    <style:style style:name="Table1.1" style:family="table-row">
      <style:table-row-properties style:min-row-height="1.423cm" fo:keep-together="always"/>
    </style:style>
    <style:style style:name="Table1.A1" style:family="table-cell">
      <style:table-cell-properties fo:padding-left="0.191cm" fo:padding-right="0.191cm" fo:padding-top="0cm" fo:padding-bottom="0cm" fo:border="0.5pt solid #ffffff"/>
    </style:style>
    <style:style style:name="Table3" style:family="table">
      <style:table-properties style:width="18.503cm" fo:margin-left="-1.259cm" fo:margin-top="0cm" fo:margin-bottom="0cm" table:align="left" style:writing-mode="lr-tb"/>
    </style:style>
    <style:style style:name="Table3.A" style:family="table-column">
      <style:table-column-properties style:column-width="6.249cm"/>
    </style:style>
    <style:style style:name="Table3.B" style:family="table-column">
      <style:table-column-properties style:column-width="6.003cm"/>
    </style:style>
    <style:style style:name="Table3.C" style:family="table-column">
      <style:table-column-properties style:column-width="6.25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MP1" style:family="paragraph" style:parent-style-name="Header">
      <style:paragraph-properties fo:margin-top="0.423cm" fo:margin-bottom="0cm" loext:contextual-spacing="false" fo:text-align="center" style:justify-single-word="false"/>
      <style:text-properties fo:font-size="12pt" fo:language="en" fo:country="US" fo:font-weight="bold" style:font-size-asian="12pt" style:font-weight-asian="bold" style:font-name-complex="Calibri1" style:font-size-complex="12pt" style:font-weight-complex="bold"/>
    </style:style>
    <style:style style:name="MP2" style:family="paragraph" style:parent-style-name="Header">
      <style:text-properties fo:font-size="12pt" style:font-size-asian="12pt" style:font-size-complex="12pt"/>
    </style:style>
    <style:style style:name="MP3"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MP4"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MP5" style:family="paragraph" style:parent-style-name="Standard">
      <style:paragraph-properties fo:margin-top="0cm" fo:margin-bottom="0cm" loext:contextual-spacing="false" fo:line-height="100%" fo:text-align="center" style:justify-single-word="false" fo:orphans="0" fo:widows="0" fo:padding="0cm" fo:border="none"/>
      <style:text-properties fo:font-variant="small-caps" fo:color="#000000" style:font-name="Aptos Display" fo:font-size="18pt" fo:font-weight="bold" style:font-name-asian="Cambria1" style:font-size-asian="18pt" style:font-weight-asian="bold" style:font-name-complex="Cambria1" style:font-size-complex="18pt"/>
    </style:style>
    <style:style style:name="MP6" style:family="paragraph" style:parent-style-name="Standard">
      <style:paragraph-properties fo:margin-top="0cm" fo:margin-bottom="0cm" loext:contextual-spacing="false" fo:line-height="100%" fo:text-align="center" style:justify-single-word="false" fo:orphans="0" fo:widows="0" fo:padding="0cm" fo:border="none"/>
      <style:text-properties fo:color="#000000" style:font-name="Aptos Display" fo:font-size="7pt" style:font-name-asian="Cambria1" style:font-size-asian="7pt" style:font-name-complex="Cambria1" style:font-size-complex="7pt"/>
    </style:style>
    <style:style style:name="MP7" style:family="paragraph" style:parent-style-name="Standard">
      <style:paragraph-properties fo:margin-top="0cm" fo:margin-bottom="0cm" loext:contextual-spacing="false" fo:line-height="100%" fo:text-align="center" style:justify-single-word="false" fo:orphans="0" fo:widows="0" fo:padding="0cm" fo:border="none"/>
    </style:style>
    <style:style style:name="MP8" style:family="paragraph" style:parent-style-name="Standard">
      <style:paragraph-properties fo:margin-top="0cm" fo:margin-bottom="0cm" loext:contextual-spacing="false" fo:line-height="100%" fo:text-align="center" style:justify-single-word="false" fo:orphans="0" fo:widows="0" fo:padding="0cm" fo:border="none"/>
      <style:text-properties fo:color="#000000" style:font-name="Aptos Display" fo:font-size="8pt" style:font-name-asian="Cambria1" style:font-size-asian="8pt" style:font-name-complex="Cambria1" style:font-size-complex="8pt"/>
    </style:style>
    <style:style style:name="MP9" style:family="paragraph" style:parent-style-name="Standard">
      <style:paragraph-properties fo:margin-top="0cm" fo:margin-bottom="0cm" loext:contextual-spacing="false" fo:line-height="100%" fo:text-align="center" style:justify-single-word="false" fo:orphans="0" fo:widows="0" fo:padding="0cm" fo:border="none"/>
      <style:text-properties style:font-name="Aptos Display" fo:font-size="15pt" style:font-name-asian="Cambria1" style:font-size-asian="15pt" style:font-name-complex="Cambria1" style:font-size-complex="15pt"/>
    </style:style>
    <style:style style:name="MP10" style:family="paragraph" style:parent-style-name="Standard">
      <style:paragraph-properties fo:margin-top="0cm" fo:margin-bottom="0cm" loext:contextual-spacing="false" fo:line-height="100%" fo:orphans="0" fo:widows="0" fo:padding="0cm" fo:border="none"/>
    </style:style>
    <style:style style:name="MP11" style:family="paragraph" style:parent-style-name="Standard">
      <style:paragraph-properties fo:margin-top="0cm" fo:margin-bottom="0cm" loext:contextual-spacing="false" fo:line-height="100%">
        <style:tab-stops>
          <style:tab-stop style:position="5.463cm"/>
        </style:tab-stops>
      </style:paragraph-properties>
    </style:style>
    <style:style style:name="MP12"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MP13"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officeooo:rsid="001e1365" officeooo:paragraph-rsid="001e1365" style:font-size-asian="10pt" style:font-weight-asian="bold" style:font-size-complex="10pt" style:font-weight-complex="bold"/>
    </style:style>
    <style:style style:name="MT1" style:family="text">
      <style:text-properties fo:font-size="10pt" fo:language="en" fo:country="US" style:font-size-asian="10pt" style:font-size-complex="10pt"/>
    </style:style>
    <style:style style:name="MT2" style:family="text">
      <style:text-properties fo:font-size="9pt" fo:language="en" fo:country="US" style:font-size-asian="9pt" style:font-size-complex="9pt"/>
    </style:style>
    <style:style style:name="MT3" style:family="text">
      <style:text-properties fo:font-size="8pt" fo:language="en" fo:country="US" style:font-size-asian="8pt" style:font-size-complex="8pt"/>
    </style:style>
    <style:style style:name="MT4" style:family="text">
      <style:text-properties fo:font-size="10pt" fo:font-weight="bold" style:font-size-asian="10pt" style:font-weight-asian="bold" style:font-size-complex="10pt" style:font-weight-complex="bold"/>
    </style:style>
    <style:style style:name="MT5" style:family="text">
      <style:text-properties fo:font-size="10pt" style:font-size-asian="10pt" style:font-size-complex="10pt"/>
    </style:style>
    <style:style style:name="MT6" style:family="text">
      <style:text-properties fo:color="#000000" style:font-name="Aptos Display" fo:font-size="7pt" style:font-name-asian="Cambria1" style:font-size-asian="7pt" style:font-name-complex="Cambria1" style:font-size-complex="7pt"/>
    </style:style>
    <style:style style:name="MT7" style:family="text">
      <style:text-properties style:font-name="Aptos Display" fo:font-size="7pt" style:font-name-asian="Cambria1" style:font-size-asian="7pt" style:font-name-complex="Cambria1" style:font-size-complex="7pt"/>
    </style:style>
    <style:style style:name="MT8" style:family="text">
      <style:text-properties fo:font-size="10pt" fo:language="en" fo:country="US" fo:font-weight="bold" style:font-size-asian="10pt" style:font-weight-asian="bold" style:font-size-complex="10pt" style:font-weight-complex="bold"/>
    </style:style>
    <style:style style:name="MT9" style:family="text">
      <style:text-properties fo:font-size="10pt" fo:language="en" fo:country="US" fo:font-weight="bold" officeooo:rsid="001e1365"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847cm" fo:margin-left="0.847cm" fo:margin-right="0.949cm" fo:border-top="none" fo:border-bottom="0.51pt solid #17365d" fo:border-left="0.51pt solid #17365d" fo:border-right="0.51pt solid #17365d" fo:padding-top="0cm" fo:padding-bottom="0.385cm" fo:padding-left="1.676cm" fo:padding-right="1.676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291cm" fo:margin-left="1.693cm" fo:margin-right="0cm" fo:margin-top="1.191cm" style:dynamic-spacing="true"/>
      </style:footer-style>
    </style:page-layout>
    <style:page-layout style:name="Mpm2">
      <style:page-layout-properties fo:page-width="21.001cm" fo:page-height="29.7cm" style:num-format="1" style:print-orientation="portrait" fo:margin-top="2cm" fo:margin-bottom="0.847cm" fo:margin-left="0.847cm" fo:margin-right="0.847cm" fo:border-top="none" fo:border-bottom="0.51pt solid #17365d" fo:border-left="0.51pt solid #17365d" fo:border-right="0.51pt solid #17365d" fo:padding-top="0cm" fo:padding-bottom="1.134cm" fo:padding-left="1.134cm" fo:padding-right="1.13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row table:style-name="Table2.1">
            <table:table-cell table:style-name="Table2.A1" office:value-type="string">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MP4"><draw:frame draw:style-name="Mfr1" draw:name="Picture 4" text:anchor-type="char" svg:x="-0.212cm" svg:y="0.132cm" svg:width="2.028cm" svg:height="1.067cm" draw:z-index="0"><draw:image xlink:href="Pictures/10000200000001DC000000A6EC8D300C9CB9B74F.png" xlink:type="simple" xlink:show="embed" xlink:actuate="onLoad" loext:mime-type="image/png"/><svg:desc>C:\Users\user\Pictures\nitteimg-footer.png</svg:desc></draw:frame></text:p>
                    </table:table-cell>
                    <table:table-cell table:style-name="Table1.A1" office:value-type="string">
                      <text:p text:style-name="MP5">Nitte Meenakshi Institute of Technology</text:p>
                      <text:p text:style-name="MP6">(AN AUTONOMOUS INSTITUTION )</text:p>
                      <text:p text:style-name="MP7"><text:span text:style-name="MT6">APPROVED AND </text:span><text:span text:style-name="MT7">ACCREDITED</text:span><text:span text:style-name="MT6"> BY AICTE ,AFFILIATED TO VISVESVARAYA TECHNOLOGICAL UNIVERSITY, </text:span></text:p>
                      <text:p text:style-name="MP8">PB NO. 6429, YELAHANKA, BANGALORE 560-064, KARNATAKA</text:p>
                      <text:p text:style-name="MP9">Department of Information Science and Engineering</text:p>
                    </table:table-cell>
                    <table:table-cell table:style-name="Table1.A1" office:value-type="string">
                      <text:p text:style-name="MP10"><draw:frame draw:style-name="Mfr2" draw:name="Picture 3" text:anchor-type="as-char" svg:width="2.028cm" svg:height="1.958cm" draw:z-index="12"><draw:image xlink:href="Pictures/10000000000000850000008D10EC6D4679C65316.jpg" xlink:type="simple" xlink:show="embed" xlink:actuate="onLoad" loext:mime-type="image/jpeg"/><svg:desc>http://www.nmit.ac.in/Images/logo.jpg</svg:desc></draw:frame><text:bookmark text:name="_Hlk191643481"/></text:p>
                    </table:table-cell>
                  </table:table-row>
                </table:table-header-rows>
              </table:table>
              <text:p text:style-name="MP3"/>
            </table:table-cell>
          </table:table-row>
        </table:table>
        <text:p text:style-name="MP1">SOFTWARE ENGINEERING LABORATORY (22IS43) TASK EXECUTION SHEE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1"><text:span text:style-name="MT8">Name: </text:span><text:span text:style-name="MT9">Samarth H Rao</text:span></text:p>
            </table:table-cell>
            <table:table-cell table:style-name="Table3.A1" office:value-type="string">
              <text:p text:style-name="MP11"><text:span text:style-name="MT8">USN: </text:span><text:span text:style-name="MT9">1NT24IS190</text:span></text:p>
            </table:table-cell>
            <table:table-cell table:style-name="Table3.A1" office:value-type="string">
              <text:p text:style-name="MP11"><text:span text:style-name="MT8">Date: </text:span><text:span text:style-name="MT9">03-02-26</text:span></text:p>
            </table:table-cell>
          </table:table-row>
          <table:table-row table:style-name="Table3.1">
            <table:table-cell table:style-name="Table3.A1" office:value-type="string">
              <text:p text:style-name="MP11"><text:span text:style-name="MT8">Lab Activity </text:span><text:span text:style-name="MT9">2 </text:span><text:span text:style-name="MT8">/ Task </text:span><text:span text:style-name="MT9">1</text:span><text:span text:style-name="MT8"> </text:span></text:p>
            </table:table-cell>
            <table:table-cell table:style-name="Table3.A1" office:value-type="string">
              <text:p text:style-name="MP11"><text:span text:style-name="MT8">Document name: </text:span><text:span text:style-name="MT9">Version Control &amp; Build Management</text:span></text:p>
            </table:table-cell>
            <table:table-cell table:style-name="Table3.A1" office:value-type="string">
              <text:p text:style-name="MP12">Submitted details:</text:p>
              <text:p text:style-name="MP12"/>
              <text:p text:style-name="MP13">Samarth H Rao</text:p>
            </table:table-cell>
          </table:table-row>
        </table:table>
        <text:p text:style-name="MP2"/>
      </style:header>
      <style:footer>
        <text:p text:style-name="Footer"><text:span text:style-name="MT1">SE_Lab-Activity Document (Ref: </text:span><text:bookmark-start text:name="_Hlk191643895"/><text:span text:style-name="MT2">SE_Lab-Manual</text:span><text:bookmark-end text:name="_Hlk191643895"/><text:span text:style-name="MT2">_28Feb25-V_1.0</text:span><text:span text:style-name="MT3">d) <text:s text:c="44"/></text:span><text:span text:style-name="MT1"><text:tab/>Page</text:span><text:span text:style-name="MT4"> </text:span><text:span text:style-name="MT4"><text:page-number text:select-page="current">7</text:page-number></text:span><text:span text:style-name="MT5"><text:s/>of </text:span><text:span text:style-name="MT4"><text:page-count>7</text:page-count></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lachandra A</meta:initial-creator>
    <meta:editing-cycles>6</meta:editing-cycles>
    <meta:creation-date>2026-01-22T04:51:00</meta:creation-date>
    <dc:date>2026-02-03T11:21:15.609280412</dc:date>
    <meta:editing-duration>PT31M23S</meta:editing-duration>
    <meta:generator>LibreOffice/6.4.7.2$Linux_X86_64 LibreOffice_project/40$Build-2</meta:generator>
    <meta:document-statistic meta:table-count="3" meta:image-count="2" meta:object-count="0" meta:page-count="7" meta:paragraph-count="111" meta:word-count="1249" meta:character-count="8960" meta:non-whitespace-character-count="7817"/>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